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amingContextBui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Builder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NamingContextBuilder.emptyActivatedContext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NamingContextBuilder.de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NamingContextBuilder.bind( String name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NamingContextBuilder.getCurrentContex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amingContextBuilder.createInitialContextFactory( @ Nullable Hashtable &lt; ? , ? &gt; enviro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